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579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0-17_11-25-51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0-17_13-04-17_000.jpg</text:p>
          </table:table-cell>
          <table:table-cell table:style-name="ce4" office:value-type="string">
            <text:p>:m RES 1*1 / free# JVEMV6 44#2.2_17 /currency / programming / flowchart / BUSL_3 / no-10.2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0-17_13-05-10_000.jpg</text:p>
          </table:table-cell>
          <table:table-cell table:style-name="ce4" office:value-type="string">
            <text:p>:m RES 1*1 / free# JVEMV6 44#2.2_ /currency / programming / flowchart / BUSL_3 / no-10.3,p-2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10-17_13-05-36_000.jpg</text:p>
          </table:table-cell>
          <table:table-cell table:style-name="ce4" office:value-type="string">
            <text:p>:m RES 1*1 / free# JVEMV6 44#2.2_ /currency / programming / flowchart / BUSL_3 / no-10.3,p-1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0-17_15-13-23_000.jpg</text:p>
          </table:table-cell>
          <table:table-cell office:value-type="string">
            <text:p>:m 食べた物　間食 / こんにゃく、切干、ひじき、魚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0-17_16-13-27_000.jpg</text:p>
          </table:table-cell>
          <table:table-cell office:value-type="string">
            <text:p>:bookmemo / 読んだ本 / 『』 / 著者=ナーガール・ジュナ　西嶋和夫、訳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0-17_18-06-15_000.jpg</text:p>
          </table:table-cell>
          <table:table-cell office:value-type="string">
            <text:p>:m 1-2*3 RES / 245 / 『相対性理論』　メラー　永田恒夫、伊藤大介、訳 / p.29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0-17_18-06-59_000.jpg</text:p>
          </table:table-cell>
          <table:table-cell office:value-type="string">
            <text:p>:m 3*3 RES / 245 / 『相対性理論』　メラー　永田恒夫、伊藤大介、訳 / p.29</text:p>
          </table:table-cell>
          <table:table-cell table:number-columns-repeated="3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10-17_18-08-02_000.jpg</text:p>
          </table:table-cell>
          <table:table-cell office:value-type="string">
            <text:p>:bookmemo / 読んだ本 / 『自己破産と借金整理を考えたら読む本』 / 著者=ベリーベスト法律事務所 / 途中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0-17_18-08-30_000.jpg</text:p>
          </table:table-cell>
          <table:table-cell office:value-type="string">
            <text:p>:bookmemo / 読んだ本 / 『自己破産と借金整理を考えたら読む本』 / 著者=ベリーベスト法律事務所 / 途中 / ここまで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0-17_20-20-18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8-10-17_21-48-11_000.png</text:p>
          </table:table-cell>
          <table:table-cell office:value-type="string">
            <text:p>:m 読みたい本 / 『』 / 著者=川村康文、編　高橋真樹、写真、文</text:p>
          </table:table-cell>
          <table:table-cell table:number-columns-repeated="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8-10-17_21-48-11_001.png</text:p>
          </table:table-cell>
          <table:table-cell office:value-type="string">
            <text:p>:m 読みたい本 / 『熱とはなにか』 / 著者=ゲリフェル　豊田博慈</text:p>
          </table:table-cell>
          <table:table-cell table:number-columns-repeated="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8-10-17_21-48-11_002.png</text:p>
          </table:table-cell>
          <table:table-cell office:value-type="string">
            <text:p>:m 読みたい本 / 『新しい幾何学の発見』 / 著者=リワノワ</text:p>
          </table:table-cell>
          <table:table-cell table:number-columns-repeated="3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8-10-17_21-48-11_003.png</text:p>
          </table:table-cell>
          <table:table-cell office:value-type="string">
            <text:p>:m 読みたい本 / 『現代数学とブルバキ』 / 著者=森毅</text:p>
          </table:table-cell>
          <table:table-cell table:number-columns-repeated="3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10-17_22-28-53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2018-10-17_23-25-58_000.png</text:p>
          </table:table-cell>
          <table:table-cell office:value-type="string">
            <text:p>:m 読みたい本 / 『法王暗殺』 / 著者=デイヴィッド・ヤロップ　徳岡孝夫、訳</text:p>
          </table:table-cell>
          <table:table-cell table:number-columns-repeated="3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8-10-17_23-33-11_000.jpg</text:p>
          </table:table-cell>
          <table:table-cell office:value-type="string">
            <text:p>:m 1*1 RES / 245 / 『バチカン株式会社』　ジャンルイージ・ヌッツィ / p.10</text:p>
          </table:table-cell>
          <table:table-cell table:number-columns-repeated="3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2018-10-18_01-20-58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8-10-18_06-29-12_000.png</text:p>
          </table:table-cell>
          <table:table-cell office:value-type="string">
            <text:p>:m :PHOTO 起きた時刻 / 20181018</text:p>
          </table:table-cell>
          <table:table-cell table:number-columns-repeated="3"/>
        </table:table-row>
        <table:table-row table:style-name="ro10" table:number-rows-repeated="3">
          <table:table-cell table:number-columns-repeated="6"/>
        </table:table-row>
        <table:table-row table:style-name="ro10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2">
          <table:table-cell table:number-columns-repeated="6"/>
        </table:table-row>
        <table:table-row table:style-name="ro10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3">
          <table:table-cell table:number-columns-repeated="6"/>
        </table:table-row>
        <table:table-row table:style-name="ro10">
          <table:table-cell table:number-columns-repeated="2"/>
          <table:table-cell table:style-name="ce4"/>
          <table:table-cell table:number-columns-repeated="3"/>
        </table:table-row>
        <table:table-row table:style-name="ro10">
          <table:table-cell table:number-columns-repeated="6"/>
        </table:table-row>
        <table:table-row table:style-name="ro10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7">
          <table:table-cell table:number-columns-repeated="6"/>
        </table:table-row>
        <table:table-row table:style-name="ro10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9">
          <table:table-cell table:number-columns-repeated="6"/>
        </table:table-row>
        <table:table-row table:style-name="ro10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4">
          <table:table-cell table:number-columns-repeated="6"/>
        </table:table-row>
        <table:table-row table:style-name="ro10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10" table:number-rows-repeated="6">
          <table:table-cell table:number-columns-repeated="4"/>
          <table:table-cell table:style-name="Default"/>
          <table:table-cell/>
        </table:table-row>
        <table:table-row table:style-name="ro10" table:number-rows-repeated="7">
          <table:table-cell table:number-columns-repeated="4"/>
          <table:table-cell table:style-name="Default" table:number-columns-repeated="2"/>
        </table:table-row>
        <table:table-row table:style-name="ro10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ce5"/>
          <table:table-cell/>
          <table:table-cell table:style-name="Default" table:number-columns-repeated="2"/>
        </table:table-row>
        <table:table-row table:style-name="ro10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 office:value-type="float" office:value="27">
            <text:p>27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 office:value-type="float" office:value="21">
            <text:p>21</text:p>
          </table:table-cell>
          <table:table-cell/>
          <table:table-cell table:style-name="Default" table:number-columns-repeated="2"/>
        </table:table-row>
        <table:table-row table:style-name="ro10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1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21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21])" office:value-type="float" office:value="20">
            <text:p>20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/>
          <table:table-cell table:style-name="ce2" office:value-type="string">
            <text:p>:m XXX</text:p>
          </table:table-cell>
          <table:table-cell table:style-name="Default" table:formula="of:=COUNTIF([.$C$2:.$C21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21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21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2018/10/18</text:date>, <text:time>07:46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18T07:46:00.35</dc:date>
    <dc:creator>iwabuchi ken</dc:creator>
    <meta:editing-duration>P5DT8H54M16S</meta:editing-duration>
    <meta:editing-cycles>1829</meta:editing-cycles>
    <meta:document-statistic meta:table-count="1" meta:cell-count="82" meta:object-count="0"/>
  </office:meta>
</office:document-meta>
</file>